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usulan_koleksi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ngadaan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judul_diusulkan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CountJudul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CountJudul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24:38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7:24:57.063000000</dc:date>
    <meta:editing-duration>PT7H6M45S</meta:editing-duration>
    <meta:editing-cycles>20</meta:editing-cycles>
    <meta:document-statistic meta:table-count="1" meta:cell-count="13" meta:object-count="0"/>
  </office:meta>
</office:document-meta>
</file>